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Standard">
      <style:paragraph-properties fo:margin-top="0cm" fo:margin-bottom="0.499cm" loext:contextual-spacing="false" fo:text-align="center" style:justify-single-word="false"/>
      <style:text-properties officeooo:paragraph-rsid="00073aa1"/>
    </style:style>
    <style:style style:name="P3" style:family="paragraph" style:parent-style-name="Text_20_body" style:list-style-name="L10"/>
    <style:style style:name="P4" style:family="paragraph" style:parent-style-name="Text_20_body" style:list-style-name="L20"/>
    <style:style style:name="P5" style:family="paragraph" style:parent-style-name="Text_20_body" style:list-style-name="L30"/>
    <style:style style:name="P6" style:family="paragraph" style:parent-style-name="Text_20_body" style:list-style-name="L40"/>
    <style:style style:name="P7" style:family="paragraph" style:parent-style-name="Text_20_body" style:list-style-name="L50"/>
    <style:style style:name="P8" style:family="paragraph" style:parent-style-name="Text_20_body" style:list-style-name="L60"/>
    <style:style style:name="P9" style:family="paragraph" style:parent-style-name="Text_20_body" style:list-style-name="L70"/>
    <style:style style:name="P10" style:family="paragraph" style:parent-style-name="Text_20_body" style:list-style-name="L80">
      <style:text-properties officeooo:paragraph-rsid="00073aa1"/>
    </style:style>
    <style:style style:name="P11" style:family="paragraph" style:parent-style-name="Text_20_body" style:list-style-name="L90"/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Text_20_body" style:list-style-name="L12">
      <style:paragraph-properties fo:margin-top="0cm" fo:margin-bottom="0cm" loext:contextual-spacing="false"/>
    </style:style>
    <style:style style:name="P14" style:family="paragraph" style:parent-style-name="Text_20_body" style:list-style-name="L22">
      <style:paragraph-properties fo:margin-top="0cm" fo:margin-bottom="0cm" loext:contextual-spacing="false"/>
    </style:style>
    <style:style style:name="P15" style:family="paragraph" style:parent-style-name="Text_20_body" style:list-style-name="L32">
      <style:paragraph-properties fo:margin-top="0cm" fo:margin-bottom="0cm" loext:contextual-spacing="false"/>
    </style:style>
    <style:style style:name="P16" style:family="paragraph" style:parent-style-name="Text_20_body" style:list-style-name="L42">
      <style:paragraph-properties fo:margin-top="0cm" fo:margin-bottom="0cm" loext:contextual-spacing="false"/>
    </style:style>
    <style:style style:name="P17" style:family="paragraph" style:parent-style-name="Text_20_body" style:list-style-name="L52">
      <style:paragraph-properties fo:margin-top="0cm" fo:margin-bottom="0cm" loext:contextual-spacing="false"/>
    </style:style>
    <style:style style:name="P18" style:family="paragraph" style:parent-style-name="Text_20_body" style:list-style-name="L62">
      <style:paragraph-properties fo:margin-top="0cm" fo:margin-bottom="0cm" loext:contextual-spacing="false"/>
    </style:style>
    <style:style style:name="P19" style:family="paragraph" style:parent-style-name="Text_20_body" style:list-style-name="L72">
      <style:paragraph-properties fo:margin-top="0cm" fo:margin-bottom="0cm" loext:contextual-spacing="false"/>
    </style:style>
    <style:style style:name="P20" style:family="paragraph" style:parent-style-name="Text_20_body" style:list-style-name="L92">
      <style:paragraph-properties fo:margin-top="0cm" fo:margin-bottom="0cm" loext:contextual-spacing="false"/>
    </style:style>
    <style:style style:name="T1" style:family="text">
      <style:text-properties officeooo:rsid="00073aa1"/>
    </style:style>
    <style:style style:name="T2" style:family="text">
      <style:text-properties fo:font-weight="bold" officeooo:rsid="00073aa1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aper 3</text:span></text:p>
      <text:p text:style-name="P1"><text:span text:style-name="T1">1- </text:span>All the electrical equipment have to be ---------------------- secured</text:p>
      <text:list xml:id="list2965114866" text:style-name="L2">
        <text:list-header>
          <text:p text:style-name="P12"><text:bookmark text:name="Q_0_01"/><text:span text:style-name="T1">a- </text:span>originally <text:s text:c="4"/><text:span text:style-name="T1">b- </text:span> properly <text:s text:c="4"/><text:span text:style-name="T1">c- </text:span> moderately<text:bookmark text:name="Q_0"/><text:bookmark text:name="Q_0_3"/> <text:s text:c="5"/><text:span text:style-name="T1">d- </text:span>properly</text:p>
          <text:p text:style-name="P12"/>
        </text:list-header>
      </text:list>
      <text:list xml:id="list4106392204" text:style-name="L10">
        <text:list-header>
          <text:p text:style-name="P3"><text:bookmark text:name="Q_1"/><text:span text:style-name="T1">2- </text:span>As you haven't confirmed your e-mail address, the placement of your order is not -------------------------.</text:p>
        </text:list-header>
      </text:list>
      <text:list xml:id="list1180899125" text:style-name="L12">
        <text:list-header>
          <text:p text:style-name="P13"><text:span text:style-name="T1">a- </text:span> usable <text:s text:c="4"/><text:span text:style-name="T1">b- </text:span> complete<text:bookmark text:name="Q_1_2"/> <text:s text:c="4"/><text:span text:style-name="T1">c- </text:span>solid <text:s text:c="4"/><text:span text:style-name="T1">d- </text:span> passed</text:p>
          <text:p text:style-name="P13"/>
        </text:list-header>
      </text:list>
      <text:list xml:id="list4215174054" text:style-name="L20">
        <text:list-header>
          <text:p text:style-name="P4"><text:bookmark text:name="Q_2"/><text:span text:style-name="T1">3- </text:span>Could you tell me ------------------ you prefer to pay cash or by installments?</text:p>
        </text:list-header>
      </text:list>
      <text:list xml:id="list994647604" text:style-name="L22">
        <text:list-header>
          <text:p text:style-name="P14"><text:bookmark text:name="Q_2_01"/><text:span text:style-name="T1">a- </text:span>whereas<text:bookmark text:name="Q_2_1"/> <text:s text:c="4"/><text:span text:style-name="T1">b- </text:span>whether <text:s text:c="4"/><text:span text:style-name="T1">c- </text:span> than <text:s text:c="4"/><text:span text:style-name="T1">d-</text:span> either</text:p>
          <text:p text:style-name="P14"/>
        </text:list-header>
      </text:list>
      <text:list xml:id="list3573974626" text:style-name="L30">
        <text:list-header>
          <text:p text:style-name="P5"><text:bookmark text:name="Q_3"/><text:span text:style-name="T1">4- </text:span>Since I have ----------------------- sold my flat, this insurance contract is no longer necessary. </text:p>
        </text:list-header>
      </text:list>
      <text:list xml:id="list648698862" text:style-name="L32">
        <text:list-header>
          <text:p text:style-name="P15"><text:span text:style-name="T1">a- </text:span> ever <text:s text:c="4"/><text:span text:style-name="T1">b- </text:span> always <text:s text:c="5"/><text:span text:style-name="T1">c- </text:span> already <text:s text:c="5"/><text:span text:style-name="T1">d-</text:span> very</text:p>
          <text:p text:style-name="P15"/>
        </text:list-header>
      </text:list>
      <text:list xml:id="list1292508062" text:style-name="L40">
        <text:list-header>
          <text:p text:style-name="P6"><text:span text:style-name="T1">5- </text:span>It's not always the items ------------------ prices change the most that have the biggest impact on the index.</text:p>
        </text:list-header>
      </text:list>
      <text:list xml:id="list3138852384" text:style-name="L42">
        <text:list-header>
          <text:p text:style-name="P16"><text:bookmark text:name="Q_4_01"/><text:span text:style-name="T1">a- </text:span>their<text:bookmark text:name="Q_4_1"/> <text:s text:c="5"/><text:span text:style-name="T1">b- </text:span>that<text:bookmark text:name="Q_4_2"/> <text:s text:c="6"/><text:span text:style-name="T1">c- </text:span>whose <text:s text:c="3"/><text:span text:style-name="T1">d-</text:span> its</text:p>
          <text:p text:style-name="P16"/>
        </text:list-header>
      </text:list>
      <text:list xml:id="list109654285" text:style-name="L50">
        <text:list-header>
          <text:p text:style-name="P7"><text:bookmark text:name="Q_5"/><text:span text:style-name="T1">6- </text:span>Monomers have to be registered like any other substance, --------------------they are used as intermediates. </text:p>
        </text:list-header>
      </text:list>
      <text:list xml:id="list910976040" text:style-name="L52">
        <text:list-header>
          <text:p text:style-name="P17"><text:bookmark text:name="Q_5_01"/><text:span text:style-name="T1">a- </text:span>while<text:bookmark text:name="Q_5_1"/> <text:s text:c="4"/><text:span text:style-name="T1">b- </text:span>even if <text:s text:c="4"/><text:span text:style-name="T1">c- </text:span> that <text:s text:c="5"/><text:span text:style-name="T1">d-</text:span> usually</text:p>
          <text:p text:style-name="P17"/>
        </text:list-header>
      </text:list>
      <text:list xml:id="list2512654658" text:style-name="L60">
        <text:list-header>
          <text:p text:style-name="P8"><text:bookmark text:name="Q_6"/><text:span text:style-name="T1">7- </text:span>Mr. Davis has worked for the ------------- 30 years for the Air Cadet League of Canada, within which he has held several senior positions.</text:p>
        </text:list-header>
      </text:list>
      <text:list xml:id="list2441743775" text:style-name="L62">
        <text:list-header>
          <text:p text:style-name="P18"><text:span text:style-name="T1">a- </text:span> past<text:bookmark text:name="Q_6_1"/> <text:s text:c="4"/><text:span text:style-name="T1">b- </text:span>sooner<text:bookmark text:name="Q_6_2"/> <text:s text:c="4"/><text:span text:style-name="T1">c- </text:span>recent <text:s text:c="4"/><text:span text:style-name="T1">d- </text:span> beyond</text:p>
          <text:p text:style-name="P18"/>
        </text:list-header>
      </text:list>
      <text:list xml:id="list1764839955" text:style-name="L70">
        <text:list-header>
          <text:p text:style-name="P9"><text:bookmark text:name="Q_7"/><text:span text:style-name="T1">8- </text:span>A summary of the results will be available to each participant, upon ------------. </text:p>
        </text:list-header>
      </text:list>
      <text:list xml:id="list2157155884" text:style-name="L72">
        <text:list-header>
          <text:p text:style-name="P19"><text:bookmark text:name="Q_7_01"/><text:span text:style-name="T1">a- </text:span>question<text:bookmark text:name="Q_7_1"/> <text:s text:c="4"/><text:span text:style-name="T1">b- </text:span>knowledge <text:s text:c="4"/><text:span text:style-name="T1">c- </text:span> request<text:bookmark text:name="Q_71"/><text:bookmark text:name="Q_7_3"/> <text:s text:c="4"/><text:span text:style-name="T1">d- </text:span>curiosity</text:p>
          <text:p text:style-name="P19"/>
        </text:list-header>
      </text:list>
      <text:list xml:id="list917055318" text:style-name="L80">
        <text:list-header>
          <text:p text:style-name="P10"><text:bookmark text:name="Q_8"/><text:span text:style-name="T1">9- </text:span>the company has ---------------------- thousands of dollars by reducing electricity, water consumption. </text:p>
          <text:p text:style-name="P10"><text:bookmark text:name="Q_8_01"/><text:span text:style-name="T1">a- </text:span>  decreased <text:s text:c="4"/><text:span text:style-name="T1">b- </text:span> counted<text:bookmark text:name="Q_8_2"/> <text:s text:c="4"/><text:span text:style-name="T1">c- </text:span>saved<text:bookmark text:name="Q_81"/><text:bookmark text:name="Q_8_3"/> <text:s text:c="4"/><text:span text:style-name="T1">d- </text:span>spent</text:p>
          <text:p text:style-name="P10"/>
        </text:list-header>
      </text:list>
      <text:list xml:id="list1828692370" text:style-name="L90">
        <text:list-header>
          <text:p text:style-name="P11"><text:bookmark text:name="Q_9"/><text:span text:style-name="T1">10- </text:span>NATO ----------------------- a report suggesting that Russia is planning a gas OPEC' with Algeria, Qatar, Uzbekistan and Kazakhstan. </text:p>
        </text:list-header>
      </text:list>
      <text:list xml:id="list193061512" text:style-name="L92">
        <text:list-header>
          <text:p text:style-name="P20"><text:span text:style-name="T1">a- </text:span> controlled <text:s text:c="3"/><text:span text:style-name="T1">b- </text:span> managed <text:s text:c="4"/><text:span text:style-name="T1">c- </text:span> released <text:s text:c="4"/><text:span text:style-name="T1">d- </text:span> achieved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3:38:15.433000000</meta:creation-date>
    <meta:print-date>2017-10-23T13:51:34.701000000</meta:print-date>
    <dc:date>2017-10-23T13:52:12.890000000</dc:date>
    <meta:editing-duration>PT3M37S</meta:editing-duration>
    <meta:editing-cycles>1</meta:editing-cycles>
    <meta:document-statistic meta:table-count="0" meta:image-count="0" meta:object-count="0" meta:page-count="1" meta:paragraph-count="30" meta:word-count="274" meta:character-count="1654" meta:non-whitespace-character-count="1281"/>
    <meta:generator>LibreOffice/5.3.5.2$Windows_x86 LibreOffice_project/50d9bf2b0a79cdb85a3814b592608037a682059d</meta:generator>
  </office:meta>
</office:document-meta>
</file>